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10 Pitch" svg:font-family="'Courier 10 Pitch'" style:font-pitch="fixed"/>
    <style:font-face style:name="FreeMono" svg:font-family="Free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acbc6" officeooo:paragraph-rsid="000acbc6"/>
    </style:style>
    <style:style style:name="P2" style:family="paragraph" style:parent-style-name="Standard">
      <style:text-properties officeooo:rsid="000acbc6" officeooo:paragraph-rsid="00113b15"/>
    </style:style>
    <style:style style:name="P3" style:family="paragraph" style:parent-style-name="Standard">
      <style:text-properties officeooo:rsid="000acbc6" officeooo:paragraph-rsid="00232b33"/>
    </style:style>
    <style:style style:name="P4" style:family="paragraph" style:parent-style-name="Standard">
      <style:text-properties officeooo:rsid="000c9996" officeooo:paragraph-rsid="000c9996"/>
    </style:style>
    <style:style style:name="P5" style:family="paragraph" style:parent-style-name="Standard">
      <style:text-properties officeooo:rsid="000c9996" officeooo:paragraph-rsid="001ec9fa"/>
    </style:style>
    <style:style style:name="P6" style:family="paragraph" style:parent-style-name="Standard">
      <style:text-properties officeooo:rsid="000c9996" officeooo:paragraph-rsid="00232b33"/>
    </style:style>
    <style:style style:name="P7" style:family="paragraph" style:parent-style-name="Standard">
      <style:text-properties officeooo:rsid="000d11d0" officeooo:paragraph-rsid="000d11d0"/>
    </style:style>
    <style:style style:name="P8" style:family="paragraph" style:parent-style-name="Standard">
      <style:text-properties officeooo:rsid="000d11d0" officeooo:paragraph-rsid="00133af2"/>
    </style:style>
    <style:style style:name="P9" style:family="paragraph" style:parent-style-name="Standard">
      <style:text-properties officeooo:rsid="000d11d0" officeooo:paragraph-rsid="001b0080"/>
    </style:style>
    <style:style style:name="P10" style:family="paragraph" style:parent-style-name="Standard">
      <style:text-properties officeooo:rsid="000d11d0" officeooo:paragraph-rsid="00232b33"/>
    </style:style>
    <style:style style:name="P11" style:family="paragraph" style:parent-style-name="Standard">
      <style:text-properties style:font-name="FreeMono" fo:font-size="10pt" officeooo:rsid="000acbc6" officeooo:paragraph-rsid="000acbc6" style:font-size-asian="10pt" style:font-size-complex="10pt"/>
    </style:style>
    <style:style style:name="P12" style:family="paragraph" style:parent-style-name="Standard">
      <style:text-properties style:font-name="FreeMono" fo:font-size="10pt" officeooo:rsid="00113b15" officeooo:paragraph-rsid="00113b15" style:font-size-asian="10pt" style:font-size-complex="10pt"/>
    </style:style>
    <style:style style:name="P13" style:family="paragraph" style:parent-style-name="Standard">
      <style:text-properties officeooo:rsid="00113b15" officeooo:paragraph-rsid="00113b15"/>
    </style:style>
    <style:style style:name="P14" style:family="paragraph" style:parent-style-name="Standard">
      <style:text-properties officeooo:rsid="001149f0" officeooo:paragraph-rsid="001149f0"/>
    </style:style>
    <style:style style:name="P15" style:family="paragraph" style:parent-style-name="Standard">
      <style:text-properties officeooo:paragraph-rsid="001149f0"/>
    </style:style>
    <style:style style:name="P16" style:family="paragraph" style:parent-style-name="Standard">
      <style:text-properties officeooo:rsid="00133af2" officeooo:paragraph-rsid="00232b33"/>
    </style:style>
    <style:style style:name="P17" style:family="paragraph" style:parent-style-name="Standard">
      <style:text-properties officeooo:rsid="0014b711" officeooo:paragraph-rsid="0014b711"/>
    </style:style>
    <style:style style:name="P18" style:family="paragraph" style:parent-style-name="Standard">
      <style:text-properties officeooo:rsid="0014f587" officeooo:paragraph-rsid="0014f587"/>
    </style:style>
    <style:style style:name="P19" style:family="paragraph" style:parent-style-name="Standard">
      <style:text-properties officeooo:rsid="0018536e" officeooo:paragraph-rsid="0018536e"/>
    </style:style>
    <style:style style:name="P20" style:family="paragraph" style:parent-style-name="Standard">
      <style:text-properties officeooo:rsid="0018536e" officeooo:paragraph-rsid="001ec9fa"/>
    </style:style>
    <style:style style:name="P21" style:family="paragraph" style:parent-style-name="Standard">
      <style:text-properties officeooo:rsid="001b0080" officeooo:paragraph-rsid="0022584f"/>
    </style:style>
    <style:style style:name="P22" style:family="paragraph" style:parent-style-name="Standard">
      <style:text-properties officeooo:rsid="00218e71" officeooo:paragraph-rsid="00218e71"/>
    </style:style>
    <style:style style:name="P23" style:family="paragraph" style:parent-style-name="Standard">
      <style:text-properties officeooo:rsid="0022584f" officeooo:paragraph-rsid="0022584f"/>
    </style:style>
    <style:style style:name="P24" style:family="paragraph" style:parent-style-name="Standard">
      <style:text-properties officeooo:rsid="002298ce" officeooo:paragraph-rsid="002298ce"/>
    </style:style>
    <style:style style:name="P25" style:family="paragraph" style:parent-style-name="Standard">
      <style:text-properties officeooo:rsid="002298ce" officeooo:paragraph-rsid="00232b33"/>
    </style:style>
    <style:style style:name="P26" style:family="paragraph" style:parent-style-name="Standard">
      <style:text-properties officeooo:rsid="0024dbda" officeooo:paragraph-rsid="0024dbda"/>
    </style:style>
    <style:style style:name="P27" style:family="paragraph" style:parent-style-name="Standard">
      <style:text-properties officeooo:rsid="0025c2fa" officeooo:paragraph-rsid="0025c2fa"/>
    </style:style>
    <style:style style:name="P28" style:family="paragraph" style:parent-style-name="Standard">
      <style:paragraph-properties fo:margin-left="1.251cm" fo:margin-right="0cm" fo:text-indent="0cm" style:auto-text-indent="false"/>
      <style:text-properties style:font-name="FreeMono" fo:font-size="10pt" officeooo:rsid="000acbc6" officeooo:paragraph-rsid="000acbc6" style:font-size-asian="10pt" style:font-size-complex="10pt"/>
    </style:style>
    <style:style style:name="P29" style:family="paragraph" style:parent-style-name="Standard">
      <style:paragraph-properties fo:margin-left="1.251cm" fo:margin-right="0cm" fo:text-indent="0cm" style:auto-text-indent="false"/>
      <style:text-properties style:font-name="FreeMono" fo:font-size="10pt" officeooo:rsid="000acbc6" officeooo:paragraph-rsid="000c9996" style:font-size-asian="10pt" style:font-size-complex="10pt"/>
    </style:style>
    <style:style style:name="P30" style:family="paragraph" style:parent-style-name="Standard">
      <style:paragraph-properties fo:margin-left="1.251cm" fo:margin-right="0cm" fo:text-indent="0cm" style:auto-text-indent="false"/>
      <style:text-properties style:font-name="FreeMono" fo:font-size="10pt" officeooo:rsid="000acbc6" officeooo:paragraph-rsid="00232b33" style:font-size-asian="10pt" style:font-size-complex="10pt"/>
    </style:style>
    <style:style style:name="P31" style:family="paragraph" style:parent-style-name="Standard">
      <style:paragraph-properties fo:margin-left="1.251cm" fo:margin-right="0cm" fo:text-indent="0cm" style:auto-text-indent="false"/>
      <style:text-properties style:font-name="FreeMono" fo:font-size="10pt" officeooo:rsid="000acbc6" officeooo:paragraph-rsid="0028f527" style:font-size-asian="10pt" style:font-size-complex="10pt"/>
    </style:style>
    <style:style style:name="P32" style:family="paragraph" style:parent-style-name="Standard">
      <style:paragraph-properties fo:margin-left="1.251cm" fo:margin-right="0cm" fo:text-indent="0cm" style:auto-text-indent="false"/>
      <style:text-properties officeooo:rsid="000d11d0" officeooo:paragraph-rsid="000c9996"/>
    </style:style>
    <style:style style:name="P33" style:family="paragraph" style:parent-style-name="Standard">
      <style:paragraph-properties fo:margin-left="1.251cm" fo:margin-right="0cm" fo:text-indent="0cm" style:auto-text-indent="false"/>
      <style:text-properties officeooo:paragraph-rsid="000c9996"/>
    </style:style>
    <style:style style:name="P34" style:family="paragraph" style:parent-style-name="Standard">
      <style:paragraph-properties fo:margin-left="0cm" fo:margin-right="0cm" fo:text-indent="0cm" style:auto-text-indent="false"/>
      <style:text-properties style:font-name="FreeMono" fo:font-size="10pt" officeooo:rsid="000acbc6" officeooo:paragraph-rsid="000acbc6" style:font-size-asian="10pt" style:font-size-complex="10pt"/>
    </style:style>
    <style:style style:name="P35" style:family="paragraph" style:parent-style-name="Standard">
      <style:paragraph-properties fo:margin-left="0cm" fo:margin-right="0cm" fo:text-indent="0cm" style:auto-text-indent="false"/>
      <style:text-properties style:font-name="FreeMono" fo:font-size="10pt" officeooo:rsid="000acbc6" officeooo:paragraph-rsid="001b0080" style:font-size-asian="10pt" style:font-size-complex="10pt"/>
    </style:style>
    <style:style style:name="P36" style:family="paragraph" style:parent-style-name="Standard">
      <style:paragraph-properties fo:margin-left="0cm" fo:margin-right="0cm" fo:text-indent="0cm" style:auto-text-indent="false"/>
      <style:text-properties style:font-name="FreeMono" fo:font-size="10pt" officeooo:rsid="000acbc6" officeooo:paragraph-rsid="001ec9fa" style:font-size-asian="10pt" style:font-size-complex="10pt"/>
    </style:style>
    <style:style style:name="P37" style:family="paragraph" style:parent-style-name="Standard">
      <style:paragraph-properties fo:margin-left="0cm" fo:margin-right="0cm" fo:text-indent="0cm" style:auto-text-indent="false"/>
      <style:text-properties style:font-name="FreeMono" fo:font-size="10pt" officeooo:rsid="000acbc6" officeooo:paragraph-rsid="0022584f" style:font-size-asian="10pt" style:font-size-complex="10pt"/>
    </style:style>
    <style:style style:name="P38" style:family="paragraph" style:parent-style-name="Standard">
      <style:paragraph-properties fo:margin-left="0cm" fo:margin-right="0cm" fo:text-indent="0cm" style:auto-text-indent="false"/>
      <style:text-properties style:font-name="FreeMono" fo:font-size="10pt" officeooo:rsid="000acbc6" officeooo:paragraph-rsid="00232b33" style:font-size-asian="10pt" style:font-size-complex="10pt"/>
    </style:style>
    <style:style style:name="P39" style:family="paragraph" style:parent-style-name="Standard">
      <style:paragraph-properties fo:margin-left="0cm" fo:margin-right="0cm" fo:text-indent="0cm" style:auto-text-indent="false"/>
      <style:text-properties style:font-name="FreeMono" fo:font-size="10pt" fo:font-weight="bold" officeooo:rsid="000acbc6" officeooo:paragraph-rsid="001ec9fa" style:font-size-asian="10pt" style:font-weight-asian="bold" style:font-size-complex="10pt" style:font-weight-complex="bold"/>
    </style:style>
    <style:style style:name="P40" style:family="paragraph" style:parent-style-name="Standard">
      <style:paragraph-properties fo:margin-left="0cm" fo:margin-right="0cm" fo:text-indent="0cm" style:auto-text-indent="false"/>
      <style:text-properties officeooo:paragraph-rsid="000c9996"/>
    </style:style>
    <style:style style:name="P41" style:family="paragraph" style:parent-style-name="Standard">
      <style:paragraph-properties fo:margin-left="0cm" fo:margin-right="0cm" fo:text-indent="0cm" style:auto-text-indent="false"/>
      <style:text-properties officeooo:paragraph-rsid="001b0080"/>
    </style:style>
    <style:style style:name="P42" style:family="paragraph" style:parent-style-name="Standard">
      <style:paragraph-properties fo:margin-left="0cm" fo:margin-right="0cm" fo:text-indent="0cm" style:auto-text-indent="false"/>
      <style:text-properties officeooo:rsid="000acbc6" officeooo:paragraph-rsid="0022584f"/>
    </style:style>
    <style:style style:name="P43" style:family="paragraph" style:parent-style-name="Standard">
      <style:paragraph-properties fo:margin-left="0cm" fo:margin-right="0cm" fo:text-indent="0cm" style:auto-text-indent="false"/>
      <style:text-properties officeooo:paragraph-rsid="0022584f"/>
    </style:style>
    <style:style style:name="P44" style:family="paragraph" style:parent-style-name="Standard">
      <style:paragraph-properties fo:margin-left="0cm" fo:margin-right="0cm" fo:text-indent="0cm" style:auto-text-indent="false"/>
      <style:text-properties officeooo:paragraph-rsid="00232b33"/>
    </style:style>
    <style:style style:name="P45" style:family="paragraph" style:parent-style-name="Standard">
      <style:paragraph-properties fo:keep-with-next="always"/>
      <style:text-properties officeooo:rsid="000d11d0" officeooo:paragraph-rsid="00232b33"/>
    </style:style>
    <style:style style:name="P46" style:family="paragraph" style:parent-style-name="Text_20_body">
      <style:text-properties officeooo:rsid="000f747c" officeooo:paragraph-rsid="000f747c"/>
    </style:style>
    <style:style style:name="P47" style:family="paragraph" style:parent-style-name="Text_20_body">
      <style:text-properties officeooo:rsid="000fd7a9" officeooo:paragraph-rsid="000fd7a9"/>
    </style:style>
    <style:style style:name="P48" style:family="paragraph" style:parent-style-name="Text_20_body">
      <style:text-properties officeooo:rsid="000fece9" officeooo:paragraph-rsid="000fece9"/>
    </style:style>
    <style:style style:name="P49" style:family="paragraph" style:parent-style-name="Text_20_body">
      <style:text-properties officeooo:rsid="0010ac28" officeooo:paragraph-rsid="0010ac28"/>
    </style:style>
    <style:style style:name="P50" style:family="paragraph" style:parent-style-name="Text_20_body">
      <style:text-properties officeooo:rsid="00113b15" officeooo:paragraph-rsid="00113b15"/>
    </style:style>
    <style:style style:name="P51" style:family="paragraph" style:parent-style-name="Text_20_body">
      <style:text-properties officeooo:rsid="00218e71" officeooo:paragraph-rsid="00218e71"/>
    </style:style>
    <style:style style:name="P52" style:family="paragraph" style:parent-style-name="Text_20_body">
      <style:text-properties officeooo:rsid="0022584f" officeooo:paragraph-rsid="0022584f"/>
    </style:style>
    <style:style style:name="P53" style:family="paragraph" style:parent-style-name="Text_20_body">
      <style:text-properties officeooo:rsid="002336e9" officeooo:paragraph-rsid="002336e9"/>
    </style:style>
    <style:style style:name="P54" style:family="paragraph" style:parent-style-name="Text_20_body">
      <style:text-properties officeooo:paragraph-rsid="0028f527"/>
    </style:style>
    <style:style style:name="P55" style:family="paragraph" style:parent-style-name="Contents_20_3">
      <style:paragraph-properties>
        <style:tab-stops>
          <style:tab-stop style:position="16.002cm" style:type="right" style:leader-style="dotted" style:leader-text="."/>
        </style:tab-stops>
      </style:paragraph-properties>
    </style:style>
    <style:style style:name="P56" style:family="paragraph" style:parent-style-name="Heading_20_2">
      <style:text-properties officeooo:rsid="000f747c" officeooo:paragraph-rsid="000f747c"/>
    </style:style>
    <style:style style:name="P57" style:family="paragraph" style:parent-style-name="Heading_20_2">
      <style:text-properties officeooo:paragraph-rsid="00129fdc"/>
    </style:style>
    <style:style style:name="P58" style:family="paragraph" style:parent-style-name="Heading_20_1" style:list-style-name="">
      <style:text-properties officeooo:rsid="0010ac28" officeooo:paragraph-rsid="0010ac28"/>
    </style:style>
    <style:style style:name="P59" style:family="paragraph" style:parent-style-name="Heading_20_1">
      <style:paragraph-properties fo:break-before="page"/>
      <style:text-properties officeooo:rsid="0010ac28" officeooo:paragraph-rsid="0010ac28"/>
    </style:style>
    <style:style style:name="P60" style:family="paragraph" style:parent-style-name="Heading_20_3">
      <style:text-properties style:font-name="Liberation Sans" style:font-name-asian="Droid Sans Fallback" style:font-name-complex="FreeSans"/>
    </style:style>
    <style:style style:name="P61" style:family="paragraph" style:parent-style-name="Heading_20_3">
      <style:text-properties style:font-name="Liberation Sans" officeooo:paragraph-rsid="001ec9fa"/>
    </style:style>
    <style:style style:name="P62" style:family="paragraph" style:parent-style-name="Heading_20_3" style:list-style-name="">
      <style:text-properties officeooo:paragraph-rsid="00232b33"/>
    </style:style>
    <style:style style:name="P63" style:family="paragraph" style:parent-style-name="Heading_20_3">
      <style:text-properties officeooo:rsid="0028f527" officeooo:paragraph-rsid="0028f527"/>
    </style:style>
    <style:style style:name="P64" style:family="paragraph" style:parent-style-name="Heading_20_3">
      <style:paragraph-properties fo:break-before="page"/>
      <style:text-properties officeooo:paragraph-rsid="001b0080"/>
    </style:style>
    <style:style style:name="P65" style:family="paragraph" style:parent-style-name="Heading_20_3">
      <style:paragraph-properties fo:break-before="page"/>
      <style:text-properties officeooo:paragraph-rsid="00232b33"/>
    </style:style>
    <style:style style:name="P66" style:family="paragraph" style:parent-style-name="Heading_20_3">
      <style:paragraph-properties fo:break-before="page" fo:keep-with-next="always"/>
      <style:text-properties officeooo:paragraph-rsid="0022584f"/>
    </style:style>
    <style:style style:name="P67" style:family="paragraph" style:parent-style-name="Heading_20_3">
      <style:paragraph-properties fo:keep-with-next="always"/>
    </style:style>
    <style:style style:name="P68" style:family="paragraph" style:parent-style-name="Heading_20_3" style:list-style-name="">
      <style:paragraph-properties fo:keep-with-next="always"/>
      <style:text-properties style:font-name="Liberation Sans" officeooo:paragraph-rsid="00232b33" style:font-name-asian="Droid Sans Fallback" style:font-name-complex="FreeSans"/>
    </style:style>
    <style:style style:name="P69" style:family="paragraph" style:parent-style-name="Heading_20_3">
      <style:paragraph-properties fo:keep-with-next="always"/>
      <style:text-properties officeooo:paragraph-rsid="001b0080"/>
    </style:style>
    <style:style style:name="P70" style:family="paragraph" style:parent-style-name="Heading_20_3" style:list-style-name="">
      <style:paragraph-properties fo:keep-with-next="always"/>
      <style:text-properties officeooo:paragraph-rsid="00232b33"/>
    </style:style>
    <style:style style:name="P71" style:family="paragraph" style:parent-style-name="Heading_20_3">
      <style:paragraph-properties fo:keep-with-next="always"/>
      <style:text-properties officeooo:paragraph-rsid="001ec9fa"/>
    </style:style>
    <style:style style:name="P72" style:family="paragraph" style:parent-style-name="Heading_20_3">
      <style:paragraph-properties fo:keep-with-next="always"/>
      <style:text-properties officeooo:paragraph-rsid="0022584f"/>
    </style:style>
    <style:style style:name="P73" style:family="paragraph" style:parent-style-name="Heading_20_3">
      <style:paragraph-properties fo:keep-with-next="always"/>
      <style:text-properties officeooo:paragraph-rsid="00232b33"/>
    </style:style>
    <style:style style:name="P74" style:family="paragraph" style:parent-style-name="Contents_20_1">
      <style:paragraph-properties>
        <style:tab-stops>
          <style:tab-stop style:position="17cm" style:type="right" style:leader-style="dotted" style:leader-text="."/>
        </style:tab-stops>
      </style:paragraph-properties>
    </style:style>
    <style:style style:name="P75" style:family="paragraph" style:parent-style-name="Contents_20_2">
      <style:paragraph-properties>
        <style:tab-stops>
          <style:tab-stop style:position="16.501cm" style:type="right" style:leader-style="dotted" style:leader-text="."/>
        </style:tab-stops>
      </style:paragraph-properties>
    </style:style>
    <style:style style:name="T1" style:family="text">
      <style:text-properties officeooo:rsid="000c9996"/>
    </style:style>
    <style:style style:name="T2" style:family="text">
      <style:text-properties officeooo:rsid="000fece9"/>
    </style:style>
    <style:style style:name="T3" style:family="text">
      <style:text-properties officeooo:rsid="00113b15"/>
    </style:style>
    <style:style style:name="T4" style:family="text">
      <style:text-properties style:font-name="FreeMono" fo:font-size="10pt" style:font-size-asian="10pt" style:font-size-complex="10pt"/>
    </style:style>
    <style:style style:name="T5" style:family="text">
      <style:text-properties style:font-name="FreeMono" fo:font-size="10pt" officeooo:rsid="000acbc6" style:font-size-asian="10pt" style:font-size-complex="10pt"/>
    </style:style>
    <style:style style:name="T6" style:family="text">
      <style:text-properties style:font-name="FreeMono" fo:font-size="10pt" officeooo:rsid="0018536e" style:font-size-asian="10pt" style:font-size-complex="10pt"/>
    </style:style>
    <style:style style:name="T7" style:family="text">
      <style:text-properties officeooo:rsid="001149f0"/>
    </style:style>
    <style:style style:name="T8" style:family="text">
      <style:text-properties style:font-name="Liberation Sans" style:font-name-asian="Droid Sans Fallback" style:font-name-complex="FreeSans"/>
    </style:style>
    <style:style style:name="T9" style:family="text">
      <style:text-properties style:font-name="Liberation Sans" fo:font-weight="bold" style:font-name-asian="Droid Sans Fallback" style:font-weight-asian="bold" style:font-name-complex="FreeSans" style:font-weight-complex="bold"/>
    </style:style>
    <style:style style:name="T10" style:family="text">
      <style:text-properties officeooo:rsid="0018536e"/>
    </style:style>
    <style:style style:name="T11" style:family="text">
      <style:text-properties officeooo:rsid="001a014b"/>
    </style:style>
    <style:style style:name="T12" style:family="text">
      <style:text-properties officeooo:rsid="001a243a"/>
    </style:style>
    <style:style style:name="T13" style:family="text">
      <style:text-properties officeooo:rsid="001b0080"/>
    </style:style>
    <style:style style:name="T14" style:family="text">
      <style:text-properties style:font-name-asian="Droid Sans Fallback" style:font-name-complex="FreeSans"/>
    </style:style>
    <style:style style:name="T15" style:family="text">
      <style:text-properties officeooo:rsid="00207752"/>
    </style:style>
    <style:style style:name="T16" style:family="text">
      <style:text-properties officeooo:rsid="00218e71"/>
    </style:style>
    <style:style style:name="T17" style:family="text">
      <style:text-properties officeooo:rsid="002298ce"/>
    </style:style>
    <style:style style:name="T18" style:family="text">
      <style:text-properties officeooo:rsid="00232b33"/>
    </style:style>
    <style:style style:name="T19" style:family="text">
      <style:text-properties officeooo:rsid="0024dbda"/>
    </style:style>
    <style:style style:name="T20" style:family="text">
      <style:text-properties officeooo:rsid="0025c2fa"/>
    </style:style>
    <style:style style:name="T21" style:family="text">
      <style:text-properties fo:font-weight="bold" style:font-weight-asian="bold" style:font-weight-complex="bold"/>
    </style:style>
    <style:style style:name="T22" style:family="text">
      <style:text-properties fo:font-weight="bold" officeooo:rsid="00278024" style:font-weight-asian="bold" style:font-weight-complex="bold"/>
    </style:style>
    <style:style style:name="T23" style:family="text">
      <style:text-properties fo:font-weight="bold" officeooo:rsid="002298ce" style:font-weight-asian="bold" style:font-weight-complex="bold"/>
    </style:style>
    <style:style style:name="T24" style:family="text">
      <style:text-properties fo:font-weight="bold" officeooo:rsid="0024dbda" style:font-weight-asian="bold" style:font-weight-complex="bold"/>
    </style:style>
    <style:style style:name="T25" style:family="text">
      <style:text-properties fo:font-weight="bold" officeooo:rsid="002bd646" style:font-weight-asian="bold" style:font-weight-complex="bold"/>
    </style:style>
    <style:style style:name="T26" style:family="text">
      <style:text-properties fo:font-weight="normal" style:font-weight-asian="normal" style:font-weight-complex="normal"/>
    </style:style>
    <style:style style:name="T27" style:family="text">
      <style:text-properties fo:font-weight="normal" officeooo:rsid="002bd646" style:font-weight-asian="normal" style:font-weight-complex="normal"/>
    </style:style>
    <style:style style:name="T28" style:family="text">
      <style:text-properties style:font-name="Liberation Sans" fo:font-size="12pt" fo:font-weight="normal" officeooo:rsid="0028f527" style:font-size-asian="12pt" style:font-weight-asian="normal" style:font-size-complex="12pt" style:font-weight-complex="normal"/>
    </style:style>
    <style:style style:name="T29" style:family="text">
      <style:text-properties style:font-name="Liberation Sans" fo:font-size="12pt" fo:font-weight="bold" officeooo:rsid="0028f527" style:font-size-asian="12pt" style:font-weight-asian="bold" style:font-size-complex="12pt" style:font-weight-complex="bol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Inhoudsopgave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oudsopgave1_Head">
            <text:p text:style-name="Contents_20_Heading">Table of contents</text:p>
          </text:index-title>
          <text:p text:style-name="P74"><text:a xlink:type="simple" xlink:href="#__RefHeading__132_625200334" text:style-name="Index_20_Link" text:visited-style-name="Index_20_Link">Gettings started with JavaFX<text:tab/>2</text:a></text:p>
          <text:p text:style-name="P75"><text:a xlink:type="simple" xlink:href="#__RefHeading__134_625200334" text:style-name="Index_20_Link" text:visited-style-name="Index_20_Link">Study this first<text:tab/>2</text:a></text:p>
          <text:p text:style-name="P75"><text:a xlink:type="simple" xlink:href="#__RefHeading__244_625200334" text:style-name="Index_20_Link" text:visited-style-name="Index_20_Link">Real world examples<text:tab/>2</text:a></text:p>
          <text:p text:style-name="P55"><text:a xlink:type="simple" xlink:href="#__RefHeading__138_625200334" text:style-name="Index_20_Link" text:visited-style-name="Index_20_Link">child controllers<text:tab/>2</text:a></text:p>
          <text:p text:style-name="P55"><text:a xlink:type="simple" xlink:href="#__RefHeading__294_625200334" text:style-name="Index_20_Link" text:visited-style-name="Index_20_Link">sometimes need css class of inner component<text:tab/>3</text:a></text:p>
          <text:p text:style-name="P55"><text:a xlink:type="simple" xlink:href="#__RefHeading__266_625200334" text:style-name="Index_20_Link" text:visited-style-name="Index_20_Link">a custom component containing another custom component<text:tab/>3</text:a></text:p>
          <text:p text:style-name="P55"><text:a xlink:type="simple" xlink:href="#__RefHeading__268_625200334" text:style-name="Index_20_Link" text:visited-style-name="Index_20_Link">the accompanying java for the custom component<text:tab/>3</text:a></text:p>
          <text:p text:style-name="P55"><text:a xlink:type="simple" xlink:href="#__RefHeading__270_625200334" text:style-name="Index_20_Link" text:visited-style-name="Index_20_Link">Use of a custom component<text:tab/>3</text:a></text:p>
          <text:p text:style-name="P55"><text:a xlink:type="simple" xlink:href="#__RefHeading__250_625200334" text:style-name="Index_20_Link" text:visited-style-name="Index_20_Link">binding<text:tab/>4</text:a></text:p>
          <text:p text:style-name="P55"><text:a xlink:type="simple" xlink:href="#__RefHeading__296_625200334" text:style-name="Index_20_Link" text:visited-style-name="Index_20_Link">SimpleObjectProperty<text:tab/>4</text:a></text:p>
          <text:p text:style-name="P55"><text:a xlink:type="simple" xlink:href="#__RefHeading__262_625200334" text:style-name="Index_20_Link" text:visited-style-name="Index_20_Link">setup observing to keep values and GUI in sync<text:tab/>4</text:a></text:p>
          <text:p text:style-name="P55"><text:a xlink:type="simple" xlink:href="#__RefHeading__252_625200334" text:style-name="Index_20_Link" text:visited-style-name="Index_20_Link">custom cellFactory<text:tab/>5</text:a></text:p>
          <text:p text:style-name="P55"><text:a xlink:type="simple" xlink:href="#__RefHeading__256_625200334" text:style-name="Index_20_Link" text:visited-style-name="Index_20_Link">a custom CellValueFactory<text:tab/>5</text:a></text:p>
          <text:p text:style-name="P55"><text:a xlink:type="simple" xlink:href="#__RefHeading__298_625200334" text:style-name="Index_20_Link" text:visited-style-name="Index_20_Link">a ColorPicker as content of a cell<text:tab/>6</text:a></text:p>
          <text:p text:style-name="P55"><text:a xlink:type="simple" xlink:href="#__RefHeading__258_625200334" text:style-name="Index_20_Link" text:visited-style-name="Index_20_Link">FXCollections<text:tab/>6</text:a></text:p>
          <text:p text:style-name="P55"><text:a xlink:type="simple" xlink:href="#__RefHeading__300_625200334" text:style-name="Index_20_Link" text:visited-style-name="Index_20_Link">swing integration<text:tab/>6</text:a></text:p>
          <text:p text:style-name="P55"><text:a xlink:type="simple" xlink:href="#__RefHeading__246_625200334" text:style-name="Index_20_Link" text:visited-style-name="Index_20_Link">built-in dialogs<text:tab/>7</text:a></text:p>
          <text:p text:style-name="P55"><text:a xlink:type="simple" xlink:href="#__RefHeading__248_625200334" text:style-name="Index_20_Link" text:visited-style-name="Index_20_Link">FileChooser<text:tab/>7</text:a></text:p>
          <text:p text:style-name="P55"><text:a xlink:type="simple" xlink:href="#__RefHeading__276_625200334" text:style-name="Index_20_Link" text:visited-style-name="Index_20_Link">packaging: javafx-maven-plugin<text:tab/>8</text:a></text:p>
          <text:p text:style-name="P55"><text:a xlink:type="simple" xlink:href="#__RefHeading__278_625200334" text:style-name="Index_20_Link" text:visited-style-name="Index_20_Link">use exec-maven-plugin for running / debugging<text:tab/>8</text:a></text:p>
        </text:index-body>
      </text:table-of-content>
      <text:h text:style-name="P58" text:outline-level="1"/>
      <text:h text:style-name="P59" text:outline-level="1"><text:bookmark-start text:name="__RefHeading__132_625200334"/>Getting started with JavaFX<text:bookmark-end text:name="__RefHeading__132_625200334"/></text:h>
      <text:p text:style-name="P49">This document points you to <text:span text:style-name="T3">excellent</text:span> reading material <text:span text:style-name="T3">by oracle on JavaFX. Furthermore you will find code examples from my own experience with JavaFX in practice.</text:span></text:p>
      <text:h text:style-name="P56" text:outline-level="2"><text:bookmark-start text:name="__RefHeading__134_625200334"/>Study this <text:span text:style-name="T3">first</text:span><text:bookmark-end text:name="__RefHeading__134_625200334"/></text:h>
      <text:p text:style-name="P46"><text:a xlink:type="simple" xlink:href="https://docs.oracle.com/javafx/2/">https://docs.oracle.com/javafx/2/</text:a> <text:span text:style-name="T2">The tracks here are very good, below I mention the ones you should at least read.</text:span></text:p>
      <text:p text:style-name="P49">https://docs.oracle.com/javafx/2/layout/size_align.htm</text:p>
      <text:p text:style-name="P46"><text:a xlink:type="simple" xlink:href="https://docs.oracle.com/javafx/2/api/javafx/fxml/doc-files/introduction_to_fxml.html">https://docs.oracle.com/javafx/2/api/javafx/fxml/doc-files/introduction_to_fxml.html</text:a></text:p>
      <text:p text:style-name="P47"><text:a xlink:type="simple" xlink:href="https://docs.oracle.com/javafx/2/api/javafx/scene/doc-files/cssref.html">https://docs.oracle.com/javafx/2/api/javafx/scene/doc-files/cssref.html</text:a></text:p>
      <text:p text:style-name="P48"><text:a xlink:type="simple" xlink:href="https://docs.oracle.com/javafx/2/binding/jfxpub-binding.htm">https://docs.oracle.com/javafx/2/binding/jfxpub-binding.htm</text:a></text:p>
      <text:p text:style-name="P51">https://docs.oracle.com/javase/8/javafx/api/javafx/collections/FXCollections.html</text:p>
      <text:p text:style-name="P47"><text:a xlink:type="simple" xlink:href="https://docs.oracle.com/javase/8/javafx/api/javafx/beans/binding/Bindings.html">https://docs.oracle.com/javase/8/javafx/api/javafx/beans/binding/Bindings.html</text:a></text:p>
      <text:p text:style-name="P49">Also worth mentioning are <text:a xlink:type="simple" xlink:href="http://jfxtras.org/">http://jfxtras.org/</text:a> and <text:a xlink:type="simple" xlink:href="http://fxexperience.com/controlsfx/">http://fxexperience.com/controlsfx/</text:a></text:p>
      <text:h text:style-name="P57" text:outline-level="2"><text:bookmark-start text:name="__RefHeading__244_625200334"/>Real world examples<text:bookmark-end text:name="__RefHeading__244_625200334"/></text:h>
      <text:p text:style-name="P50">Below examples are taken from <text:a xlink:type="simple" xlink:href="https://github.com/eduarddrenth/iText-GUI/tree/develop">https://github.com/eduarddrenth/iText-GUI/tree/</text:a>workshopsolution</text:p>
      <text:p text:style-name="P50">Running:</text:p>
      <text:p text:style-name="P50">mvn verify jfx:jar exec:exec</text:p>
      <text:p text:style-name="P50">then you may want to import the file src/test/resources/config/styling.properties.</text:p>
      <text:h text:style-name="Heading_20_3" text:outline-level="3"><text:bookmark-start text:name="__RefHeading__138_625200334"/>child controllers<text:bookmark-end text:name="__RefHeading__138_625200334"/></text:h>
      <text:p text:style-name="P14">Naming of classes and fxml files is tricky here, <text:span text:style-name="T21">stick to the </text:span><text:span text:style-name="T22">(naming)</text:span><text:span text:style-name="T21">conventions</text:span> or expect exceptions that are not easy to understand.</text:p>
      <text:p text:style-name="P14"/>
      <text:p text:style-name="P13">Root element of the fxml file to include, note the controller class</text:p>
      <text:p text:style-name="P2"/>
      <text:p text:style-name="P28">&lt;AnchorPane xmlns:fx="http://javafx.com/fxml" fx:controller="com.vectorprint.vectorprintreportgui.TableViewController"&gt;</text:p>
      <text:p text:style-name="P11"/>
      <text:p text:style-name="P14">The include element in the parent fxml file, note the fx:id, the name of the field in the parent controller annotated with @FXML must start with this id and end with “Controller”.</text:p>
      <text:p text:style-name="P12"/>
      <text:p text:style-name="P28">&lt;fx:include source="TableView.fxml" fx:id="tableView" /&gt;</text:p>
      <text:p text:style-name="P34"/>
      <text:p text:style-name="P15">The <text:span text:style-name="T7">reference</text:span> to the child controller in the parent controller </text:p>
      <text:p text:style-name="P11"/>
      <text:p text:style-name="P28">@FXML</text:p>
      <text:p text:style-name="P28">private TableViewController tableViewController;</text:p>
      <text:p text:style-name="P1"/>
      <text:h text:style-name="P66" text:outline-level="3"><text:bookmark-start text:name="__RefHeading__294_625200334"/><text:span text:style-name="T8">sometimes</text:span> need css class of inner component<text:bookmark-end text:name="__RefHeading__294_625200334"/></text:h>
      <text:p text:style-name="P21">You will need the JavaFX css reference when you develop stylesheets. There you will for example find that a <text:span text:style-name="T21">TextArea has an inner “content”</text:span> that you need when you want to change the background color.</text:p>
      <text:p text:style-name="P21"/>
      <text:p text:style-name="P37">.searching <text:span text:style-name="T21">.content</text:span> {</text:p>
      <text:p text:style-name="P37"><text:s text:c="3"/>-fx-background-color: #eeeeee;</text:p>
      <text:p text:style-name="P42"><text:span text:style-name="T4">}</text:span></text:p>
      <text:h text:style-name="P72" text:outline-level="3"><text:bookmark-start text:name="__RefHeading__266_625200334"/>a custom <text:span text:style-name="T8">component</text:span> containing another custom component<text:bookmark-end text:name="__RefHeading__266_625200334"/></text:h>
      <text:p text:style-name="P23">More flexible compared to fx:include, you can create custom components consisting of fxml and accompanying java. You can extend an existing JavaFX Node, add content, add css classes, publish properties, etc. Also custom components can be imported in SceneBuilder, to use in designing. <text:span text:style-name="T23">Note</text:span><text:span text:style-name="T17"> that this importing makes a hardcopy of the jar containing your custom components. </text:span><text:span text:style-name="T23">Note </text:span><text:span text:style-name="T25">the Anchor properties</text:span><text:span text:style-name="T27"> that pin the bounds of a Node to the bounds of the wrapping AnchorPane. This is a great feature when resizing windows.</text:span></text:p>
      <text:p text:style-name="P23"/>
      <text:p text:style-name="P37">&lt;fx:root type="javafx.scene.layout.AnchorPane" xmlns:fx="http://javafx.com/fxml"&gt;</text:p>
      <text:p text:style-name="P37"/>
      <text:p text:style-name="P37"><text:s text:c="3"/>&lt;TabPane tabClosingPolicy="UNAVAILABLE" <text:s/>styleClass="xmlareatabs" AnchorPane.topAnchor="12" AnchorPane.bottomAnchor="0" AnchorPane.leftAnchor="0" AnchorPane.rightAnchor="0" &gt;</text:p>
      <text:p text:style-name="P37"/>
      <text:p text:style-name="P37"><text:s text:c="6"/>&lt;Tab text="xml text (searchable)" &gt;</text:p>
      <text:p text:style-name="P37"><text:s text:c="9"/>&lt;SearchableTextArea fx:id="searchText" AnchorPane.bottomAnchor="0" AnchorPane.leftAnchor="0" AnchorPane.rightAnchor="0" AnchorPane.topAnchor="0" /&gt;</text:p>
      <text:p text:style-name="P37"><text:s text:c="6"/>&lt;/Tab&gt;</text:p>
      <text:h text:style-name="P72" text:outline-level="3"><text:bookmark-start text:name="__RefHeading__268_625200334"/>the <text:span text:style-name="T8">accompanying</text:span> java for the custom component<text:bookmark-end text:name="__RefHeading__268_625200334"/></text:h>
      <text:p text:style-name="P24">The java for a custom component is pretty straightforward, extend a Node, some obligatory code in the constructor for the wiring part. Furthermore getters and setters you define can directly be used in fxml and will be recognized by SceneBuilder and NetBeans.</text:p>
      <text:p text:style-name="P24"/>
      <text:p text:style-name="P37">public class XmlArea extends AnchorPane {</text:p>
      <text:p text:style-name="P37"/>
      <text:p text:style-name="P37"><text:s text:c="3"/>@FXML</text:p>
      <text:p text:style-name="P37"><text:s text:c="3"/>private SearchableTextArea searchText;</text:p>
      <text:p text:style-name="P37"/>
      <text:p text:style-name="P37"><text:s text:c="3"/>@FXML</text:p>
      <text:p text:style-name="P37"><text:s text:c="3"/>private TextFlow xmlhighlight;</text:p>
      <text:p text:style-name="P37"/>
      <text:p text:style-name="P37"><text:s text:c="3"/>public XmlArea() {</text:p>
      <text:p text:style-name="P37"><text:s text:c="6"/>FXMLLoader fxmlLoader = new FXMLLoader(getClass().getResource(XmlArea.class.getSimpleName() + ".fxml"));</text:p>
      <text:p text:style-name="P37"><text:s text:c="6"/>fxmlLoader.setRoot(this);</text:p>
      <text:p text:style-name="P37"><text:s text:c="6"/>fxmlLoader.setController(this);</text:p>
      <text:p text:style-name="P37"/>
      <text:p text:style-name="P37"><text:s text:c="6"/>try {</text:p>
      <text:p text:style-name="P37"><text:s text:c="9"/>fxmlLoader.load();</text:p>
      <text:p text:style-name="P37"><text:s text:c="6"/>} catch (IOException exception) {</text:p>
      <text:p text:style-name="P37"><text:s text:c="9"/>throw new RuntimeException(exception);</text:p>
      <text:p text:style-name="P37"><text:s text:c="6"/>}</text:p>
      <text:p text:style-name="P37"><text:s text:c="3"/>}</text:p>
      <text:h text:style-name="P72" text:outline-level="3"><text:bookmark-start text:name="__RefHeading__270_625200334"/><text:span text:style-name="T13">Use of a</text:span> <text:span text:style-name="T8">custom</text:span> component<text:bookmark-end text:name="__RefHeading__270_625200334"/></text:h>
      <text:p text:style-name="P24">Self explanatory uses of custom components. <text:span text:style-name="T21">Note</text:span> the use of custom property “editable”.</text:p>
      <text:p text:style-name="P24"/>
      <text:p text:style-name="P43"><text:span text:style-name="T5">&lt;SearchableTextArea fx:id="stylesheet" AnchorPane.bottomAnchor="0" AnchorPane.leftAnchor="0" AnchorPane.rightAnchor="0" AnchorPane.topAnchor="56" /&gt;</text:span></text:p>
      <text:p text:style-name="P37"><text:soft-page-break/></text:p>
      <text:p text:style-name="P37">&lt;XmlArea editable="false" <text:s/>fx:id="datamappingxsd" AnchorPane.bottomAnchor="5" AnchorPane.leftAnchor="5" AnchorPane.rightAnchor="5" AnchorPane.topAnchor="60"/&gt;</text:p>
      <text:h text:style-name="P63" text:outline-level="3">expression binding</text:h>
      <text:p text:style-name="P54">You can use expressions in fxml to determine values of properties. <text:span text:style-name="T21">Note </text:span><text:span text:style-name="T26">this is a binding! When the width of the </text:span><text:span text:style-name="T28">parameterizableTable changes the column width changes along. </text:span><text:span text:style-name="T29">Note </text:span><text:span text:style-name="T28">do not add a space before or after the “${“ or “}”, you will get a weird exception.</text:span></text:p>
      <text:p text:style-name="P31">&lt;TableColumn fx:id="sUpDown" text="upDown" sortable="false"</text:p>
      <text:p text:style-name="P31"><text:span text:style-name="T21">prefWidth="${parameterizableTable.width * 0.2}"</text:span> <text:s/>/&gt;</text:p>
      <text:h text:style-name="Heading_20_3" text:outline-level="3"><text:bookmark-start text:name="__RefHeading__250_625200334"/><text:span text:style-name="T8">binding</text:span><text:bookmark-end text:name="__RefHeading__250_625200334"/></text:h>
      <text:p text:style-name="P17">One of the neat possibilities of binding is that you can use SimpleObjectProperty to wrap your own objects and make them bindable. All you need to do is call #set() at the leading side (you cannot call #set() on a bound property) <text:span text:style-name="T15">and the bound properties will be updated.</text:span></text:p>
      <text:p text:style-name="P17"/>
      <text:p text:style-name="P28">private final ObjectProperty&lt;Parameterizable&gt; currentParameterizable = new SimpleObjectProperty&lt;&gt;();</text:p>
      <text:p text:style-name="P28"/>
      <text:p text:style-name="P28"><text:s text:c="9"/>tableViewController.getCurrentParameterizable().bind(currentParameterizable);</text:p>
      <text:h text:style-name="P61" text:outline-level="3"><text:bookmark-start text:name="__RefHeading__296_625200334"/><text:span text:style-name="T14">SimpleObjectProperty</text:span><text:bookmark-end text:name="__RefHeading__296_625200334"/></text:h>
      <text:p text:style-name="P20">SimpleObjectProperty allows you to propagate changes to you own <text:span text:style-name="T16">observable </text:span>objects using the standard binding mechanism JavaFX offers <text:span text:style-name="T15">and vise-versa</text:span>. The example here stresses possibilities to the limit. We have an own own object that is Observable, we have a wrapper for this object that is an Observer and also extends SimpleObjectProperty. Changes to the wrapped object will be notified to the wrapper which <text:span text:style-name="T12">can</text:span> in turn notify the GUI. <text:span text:style-name="T11">Furthermore user changes to properties (from the GUI) will be propagated to the wrapper which will then update the value of the wrapped object.</text:span></text:p>
      <text:p text:style-name="P20"/>
      <text:p text:style-name="P36">/**</text:p>
      <text:p text:style-name="P36"><text:s/>* This class is a SimpleObjectProperty so GUI nodes can be auto updated, it is an Observer so that when the</text:p>
      <text:p text:style-name="P36"><text:s/>* encapsulated {@link Parameter} changes this class is notified and can update its value, it is a ChangeListener so</text:p>
      <text:p text:style-name="P36"><text:s/>* when GUI nodes change this class is notified and can update its encapsulated Parameter value.</text:p>
      <text:p text:style-name="P36"><text:s/>*</text:p>
      <text:p text:style-name="P36"><text:s/>* @author Eduard Drenth at VectorPrint.nl</text:p>
      <text:p text:style-name="P36"><text:s/>*/</text:p>
      <text:p text:style-name="P36">public class ParameterProps&lt;T extends Serializable&gt; <text:span text:style-name="T21">extends SimpleObjectProperty</text:span>&lt;ParameterProps&lt;T&gt;&gt; implements Comparable&lt;ParameterProps&gt;, <text:span text:style-name="T21">ChangeListener, Observer</text:span> {</text:p>
      <text:p text:style-name="P36"/>
      <text:p text:style-name="P36"><text:s text:c="3"/>@Override</text:p>
      <text:p text:style-name="P36"><text:s text:c="3"/>public void changed(ObservableValue observable, Object oldValue, Object newValue) {</text:p>
      <text:p text:style-name="P36"/>
      <text:p text:style-name="P36"><text:s text:c="3"/>@Override</text:p>
      <text:p text:style-name="P36"><text:s text:c="3"/>public void update(Observable o, Object arg) {</text:p>
      <text:p text:style-name="P36"><text:s text:c="6"/>value = …..</text:p>
      <text:p text:style-name="P36"><text:s text:c="6"/>fireValueChangedEvent();</text:p>
      <text:p text:style-name="P36"><text:s text:c="3"/>}</text:p>
      <text:h text:style-name="P71" text:outline-level="3"><text:bookmark-start text:name="__RefHeading__262_625200334"/><text:span text:style-name="T8">setup</text:span> observing to keep values and GUI in sync<text:bookmark-end text:name="__RefHeading__262_625200334"/></text:h>
      <text:p text:style-name="P22">In order to make the mechanism described above work you need to register the wrapper as observer and as value in the SimpleObjectProperty super class.</text:p>
      <text:p text:style-name="P22"/>
      <text:p text:style-name="P36"><text:s text:c="3"/>public ParameterProps(Parameter&lt;T&gt; p) {</text:p>
      <text:p text:style-name="P36"><text:s text:c="6"/>this.p = p;</text:p>
      <text:p text:style-name="P36"><text:soft-page-break/><text:s text:c="6"/><text:span text:style-name="T21">p.addObserver(this);</text:span></text:p>
      <text:p text:style-name="P39"><text:s text:c="6"/>set(this);</text:p>
      <text:p text:style-name="P5"/>
      <text:h text:style-name="P60" text:outline-level="3"><text:bookmark-start text:name="__RefHeading__252_625200334"/><text:span text:style-name="T10">custom </text:span>cellFactory<text:bookmark-end text:name="__RefHeading__252_625200334"/></text:h>
      <text:p text:style-name="P18">A CellFactory is responsible for drawing contents of a Cell. <text:span text:style-name="T21">Note</text:span> that a Cell here does not necessarily mean table cell. In the factory you return a new Cell whose <text:s/><text:span text:style-name="T1">updateItem </text:span>method you override that will be called by from a JavaFX graphical thread. In the method you can control the look and feel of the cell (setText, setGraphics,...). </text:p>
      <text:p text:style-name="P4"/>
      <text:p text:style-name="P29">parameterizableCombo.setCellFactory((ListView&lt;Parameterizable&gt; p) -&gt; {</text:p>
      <text:p text:style-name="P29"><text:tab/>return new ListCell&lt;Parameterizable&gt;() {</text:p>
      <text:p text:style-name="P29"><text:tab/><text:tab/>@Override</text:p>
      <text:p text:style-name="P29"><text:tab/><text:tab/>protected void <text:bookmark-start text:name="__DdeLink__253_625200334"/>updateItem<text:bookmark-end text:name="__DdeLink__253_625200334"/>(Parameterizable t, boolean bln) {</text:p>
      <text:p text:style-name="P29"><text:tab/><text:tab/><text:tab/>super.updateItem(t, bln);</text:p>
      <text:p text:style-name="P29"><text:tab/><text:tab/><text:tab/>setText(t == null ? "" : t.getClass().getSimpleName());</text:p>
      <text:p text:style-name="P29"><text:tab/><text:tab/><text:tab/>setTooltip(t != null ? ViewHelper.tip(help(t)) : null);</text:p>
      <text:p text:style-name="P29"><text:tab/><text:tab/>}</text:p>
      <text:p text:style-name="P29"><text:tab/>};</text:p>
      <text:p text:style-name="P29">});</text:p>
      <text:p text:style-name="P32"/>
      <text:h text:style-name="P67" text:outline-level="3"><text:bookmark-start text:name="__RefHeading__256_625200334"/>a custom <text:span text:style-name="T8">CellValueFactory</text:span><text:bookmark-end text:name="__RefHeading__256_625200334"/></text:h>
      <text:p text:style-name="P19">You can use a CellValueFactory to yield the value of a Cell. This value must be observable, you may achieve this using a JavaFX wrapper class, or better create your own ObservableValue to take full advantage of binding possibilities. In this case the value of the pValue Cell is changed by clicking on a button in another Cell, this change is then propagated to the GUI using fireValueChangedEvent().</text:p>
      <text:p text:style-name="P8"/>
      <text:p text:style-name="P33"><text:span text:style-name="T5">pValue.setCellValueFactory(new <text:tab/>Callback&lt;TableColumn.CellDataFeatures&lt;ParameterProps, ParameterProps&gt;, ObservableValue&lt;ParameterProps&gt;&gt;() {</text:span></text:p>
      <text:p text:style-name="P33"><text:span text:style-name="T5"/></text:p>
      <text:p text:style-name="P29"><text:tab/>@Override</text:p>
      <text:p text:style-name="P29"><text:s text:c="6"/>public ObservableValue&lt;ParameterProps&gt; <text:tab/>call(TableColumn.CellDataFeatures&lt;ParameterProps, ParameterProps&gt; param) {</text:p>
      <text:p text:style-name="P29"><text:tab/><text:tab/>return param.getValue();</text:p>
      <text:p text:style-name="P29"><text:s text:c="6"/>}</text:p>
      <text:p text:style-name="P29"/>
      <text:p text:style-name="P29">});</text:p>
      <text:h text:style-name="P70" text:outline-level="3"/>
      <text:h text:style-name="P65" text:outline-level="3"><text:bookmark-start text:name="__RefHeading__298_625200334"/>a <text:span text:style-name="T8">ColorPicker</text:span> as content of a cell<text:bookmark-end text:name="__RefHeading__298_625200334"/></text:h>
      <text:p text:style-name="P53">In this example you see the use of a color picker to set the color value of an item. The item is a ChangeListener that will be notified when a color is picked. Also you see an example where a value is validated <text:span text:style-name="T19">on every keystroke showing a red border (or some other error style) until the value is correct. </text:span><text:span text:style-name="T24">Note </text:span><text:span text:style-name="T19">the setGraphic(null) which is crucial to wipe out old data in the GUI!</text:span></text:p>
      <text:p text:style-name="P10"/>
      <text:p text:style-name="P38"><text:s text:c="9"/>pValue.setCellFactory((TableColumn&lt;ParameterProps, ParameterProps&gt; param) -&gt; {</text:p>
      <text:p text:style-name="P38"><text:s text:c="12"/>return new TableCell&lt;ParameterProps, ParameterProps&gt;() {</text:p>
      <text:p text:style-name="P38"/>
      <text:p text:style-name="P38"><text:s text:c="15"/>@Override</text:p>
      <text:p text:style-name="P38"><text:s text:c="15"/>protected void updateItem(final ParameterProps item, boolean empty) {</text:p>
      <text:p text:style-name="P38"><text:s text:c="18"/><text:span text:style-name="T21">setGraphic(null);</text:span></text:p>
      <text:p text:style-name="P38"><text:s text:c="21"/>final ColorPicker cp = new ColorPicker();</text:p>
      <text:p text:style-name="P38"><text:s text:c="21"/><text:span text:style-name="T21">cp.valueProperty().addListener(item);</text:span></text:p>
      <text:p text:style-name="P38"><text:s text:c="21"/>setGraphic(cp);</text:p>
      <text:p text:style-name="P38"><text:s text:c="18"/>} else {</text:p>
      <text:p text:style-name="P38"><text:s text:c="21"/>final TextField textField = new TextField(item.getVal());</text:p>
      <text:p text:style-name="P38"><text:s text:c="21"/>textField.textProperty().addListener((ObservableValue&lt;? extends String&gt; observable, String oldValue, String newValue) -&gt; {</text:p>
      <text:p text:style-name="P38"><text:s text:c="24"/>textField.getStyleClass().remove("error");</text:p>
      <text:p text:style-name="P38"><text:s text:c="24"/>try {</text:p>
      <text:p text:style-name="P38"><text:s text:c="27"/>item.setValue(newValue);</text:p>
      <text:p text:style-name="P38"><text:s text:c="24"/>} catch (Exception e) {</text:p>
      <text:p text:style-name="P38"><text:s text:c="27"/>textField.getStyleClass().add("error");</text:p>
      <text:p text:style-name="P38"><text:s text:c="27"/>ViewHelper.writeStackTrace(e, error);</text:p>
      <text:p text:style-name="P38"><text:s text:c="24"/>}</text:p>
      <text:p text:style-name="P38"><text:s text:c="21"/>});</text:p>
      <text:p text:style-name="P38"><text:s text:c="21"/>setGraphic(textField);</text:p>
      <text:p text:style-name="P38"><text:s text:c="18"/>}</text:p>
      <text:p text:style-name="P45"/>
      <text:h text:style-name="Heading_20_3" text:outline-level="3"><text:bookmark-start text:name="__RefHeading__258_625200334"/><text:span text:style-name="T8">FXCollections</text:span><text:bookmark-end text:name="__RefHeading__258_625200334"/></text:h>
      <text:p text:style-name="P52"><text:span text:style-name="T8">Here a regular list is used for a dropdown, the list is wrapped in an ObservableList for this. </text:span><text:span text:style-name="T9">Note</text:span><text:span text:style-name="T8"> that changes to the wrapper list are not propagated to the original list nore the other way around.</text:span></text:p>
      <text:p text:style-name="P40"><text:s text:c="9"/><text:span text:style-name="T6">pa</text:span><text:span text:style-name="T5">rameterizableCombo.setItems(FXCollections.observableArrayList(sorted));</text:span></text:p>
      <text:p text:style-name="P4"/>
      <text:h text:style-name="P73" text:outline-level="3"><text:bookmark-start text:name="__RefHeading__300_625200334"/>swing <text:span text:style-name="T17">integration</text:span><text:bookmark-end text:name="__RefHeading__300_625200334"/></text:h>
      <text:p text:style-name="P25">You can embed a complete swing app in JavaFX and the other way around through JFXPanel. <text:span text:style-name="T21">Note</text:span> that the only relation between container and contained is showing the graphics, events etc. will not be propagated <text:span text:style-name="T18">to and from</text:span>.</text:p>
      <text:p text:style-name="P25"/>
      <text:p text:style-name="P44"><text:span text:style-name="T5">&lt;javafx.embed.swing.SwingNode fx:id="pdfpane" AnchorPane.bottomAnchor="0" AnchorPane.leftAnchor="0" AnchorPane.rightAnchor="0" AnchorPane.topAnchor="0" /&gt;</text:span></text:p>
      <text:p text:style-name="P38"/>
      <text:h text:style-name="P62" text:outline-level="3"/>
      <text:h text:style-name="P65" text:outline-level="3"><text:bookmark-start text:name="__RefHeading__246_625200334"/>built-in dialogs<text:bookmark-end text:name="__RefHeading__246_625200334"/></text:h>
      <text:p text:style-name="P3"/>
      <text:p text:style-name="P16">Some built-in dialogs are available, easy to use but not very flexible and customizable. Below I had to introduce a wrapper object with a toString method that shows some sensible text in the dropdown. Whereas I would prefer to be able to specify a cellFactory. Also I wanted to use one button and had to call clear() to get rid of the default ones. Last but not least I had to set the headerText to null in order to get closer to the way I wanted the ChoiceDialog to look.</text:p>
      <text:p text:style-name="P3"/>
      <text:p text:style-name="P30">List&lt;ParameterizableWrapper&gt; pw = new ArrayList&lt;&gt;(stylers.size());</text:p>
      <text:p text:style-name="P30">stylers.stream().forEach((p) -&gt; {</text:p>
      <text:p text:style-name="P30"><text:tab/>pw.add(new ParameterizableWrapper(p));</text:p>
      <text:p text:style-name="P30">});</text:p>
      <text:p text:style-name="P30">Dialog&lt;ParameterizableWrapper&gt; dialog = new ChoiceDialog&lt;&gt;(pw.get(0), pw);</text:p>
      <text:p text:style-name="P30">ButtonType bt = new ButtonType("choose", ButtonBar.ButtonData.OK_DONE);</text:p>
      <text:p text:style-name="P30">dialog.getDialogPane().getButtonTypes().clear();</text:p>
      <text:p text:style-name="P30">dialog.getDialogPane().getButtonTypes().add(bt);</text:p>
      <text:p text:style-name="P30">dialog.setTitle("Please choose");</text:p>
      <text:p text:style-name="P30">dialog.setHeaderText(null);</text:p>
      <text:h text:style-name="P73" text:outline-level="3"><text:bookmark-start text:name="__RefHeading__248_625200334"/><text:span text:style-name="T8">FileChooser</text:span><text:bookmark-end text:name="__RefHeading__248_625200334"/></text:h>
      <text:p text:style-name="P6"/>
      <text:p text:style-name="P30">FileChooser fc = new FileChooser();</text:p>
      <text:p text:style-name="P30">fc.setTitle("add jar");</text:p>
      <text:p text:style-name="P30">FileChooser.ExtensionFilter extensionFilter = new FileChooser.ExtensionFilter("Jar files (*.jar)", "*.jar", "*.JAR", "*.Jar");</text:p>
      <text:p text:style-name="P30">fc.getExtensionFilters().add(extensionFilter);</text:p>
      <text:p text:style-name="P30">List&lt;File&gt; l = fc.showOpenMultipleDialog(null);</text:p>
      <text:p text:style-name="P30"/>
      <text:h text:style-name="P68" text:outline-level="3"/>
      <text:h text:style-name="P64" text:outline-level="3"><text:bookmark-start text:name="__RefHeading__276_625200334"/><text:span text:style-name="T19">packaging:</text:span> javafx-<text:span text:style-name="T8">maven</text:span>-plugin<text:bookmark-end text:name="__RefHeading__276_625200334"/></text:h>
      <text:p text:style-name="P26">This maven plugin is a wrapper around the options Java has for packaging and deploying Java(FX) apps. See <text:a xlink:type="simple" xlink:href="http://docs.oracle.com/javafx/2/deployment/jfxpub-deployment.htm">http://docs.oracle.com/javafx/2/deployment/jfxpub-deployment.htm</text:a>. <text:span text:style-name="T20">The good thing being you will be IDE independent and have many options for automation of deployment etc. The bad thing that for running, debugging, profiling and testing from your IDE you will have to do some extra.</text:span></text:p>
      <text:p text:style-name="P26"/>
      <text:p text:style-name="P26">You can for example use mvn jfx:jar to create an executable jar in target/jfx/app, or jfx:native to create an executable (installer, .deb, .rpm) in target/jfx/native.</text:p>
      <text:p text:style-name="P9"/>
      <text:p text:style-name="P35"><text:s text:c="3"/>&lt;build&gt;</text:p>
      <text:p text:style-name="P35"><text:s text:c="6"/>&lt;plugins&gt;</text:p>
      <text:p text:style-name="P35"><text:s text:c="9"/>&lt;plugin&gt;</text:p>
      <text:p text:style-name="P35"><text:s text:c="12"/>&lt;groupId&gt;com.zenjava&lt;/groupId&gt;</text:p>
      <text:p text:style-name="P35"><text:s text:c="12"/>&lt;artifactId&gt;javafx-maven-plugin&lt;/artifactId&gt;</text:p>
      <text:p text:style-name="P35"><text:s text:c="12"/>&lt;version&gt;8.5.0&lt;/version&gt;</text:p>
      <text:p text:style-name="P35"><text:s text:c="12"/>&lt;configuration&gt;</text:p>
      <text:p text:style-name="P35"><text:s text:c="15"/>&lt;mainClass&gt;${mainClass}&lt;/mainClass&gt;</text:p>
      <text:p text:style-name="P35"><text:s text:c="12"/>&lt;/configuration&gt;</text:p>
      <text:p text:style-name="P35"><text:s text:c="9"/>&lt;/plugin&gt;</text:p>
      <text:p text:style-name="P7"/>
      <text:h text:style-name="P69" text:outline-level="3"><text:bookmark-start text:name="__RefHeading__278_625200334"/>use exec-<text:span text:style-name="T8">maven</text:span>-plugin for running / debugging<text:tab/><text:bookmark-end text:name="__RefHeading__278_625200334"/></text:h>
      <text:p text:style-name="P27">You can use the exec-maven plugin for running, debugging and profiling. Testing I haven't looked into yet.</text:p>
      <text:p text:style-name="P27"/>
      <text:p text:style-name="P41"><text:s text:c="9"/><text:span text:style-name="T5">&lt;plugin&gt;</text:span></text:p>
      <text:p text:style-name="P35"><text:s text:c="12"/>&lt;groupId&gt;org.codehaus.mojo&lt;/groupId&gt;</text:p>
      <text:p text:style-name="P35"><text:s text:c="12"/>&lt;artifactId&gt;exec-maven-plugin&lt;/artifactId&gt;</text:p>
      <text:p text:style-name="P35"><text:s text:c="12"/>&lt;version&gt;1.5.0&lt;/version&gt;</text:p>
      <text:p text:style-name="P35"><text:s text:c="12"/>&lt;executions&gt;</text:p>
      <text:p text:style-name="P35"><text:s text:c="15"/>&lt;execution&gt;</text:p>
      <text:p text:style-name="P35"><text:s text:c="18"/>&lt;id&gt;default-cli&lt;/id&gt;</text:p>
      <text:p text:style-name="P35"><text:s text:c="18"/>&lt;goals&gt;</text:p>
      <text:p text:style-name="P35"><text:s text:c="21"/>&lt;goal&gt;exec&lt;/goal&gt;</text:p>
      <text:p text:style-name="P35"><text:s text:c="18"/>&lt;/goals&gt;</text:p>
      <text:p text:style-name="P35"><text:s text:c="18"/>&lt;configuration&gt;</text:p>
      <text:p text:style-name="P35"><text:s text:c="21"/>&lt;executable&gt;${java.home}/bin/java&lt;/executable&gt;</text:p>
      <text:p text:style-name="P35"><text:s text:c="21"/>&lt;arguments&gt;</text:p>
      <text:p text:style-name="P35"><text:s text:c="24"/>&lt;!--&lt;argument&gt;-agentlib:jdwp=transport=dt_socket,server=y,address=8000&lt;/argument&gt;--&gt;</text:p>
      <text:p text:style-name="P35"><text:s text:c="24"/>&lt;argument&gt;-jar&lt;/argument&gt;</text:p>
      <text:p text:style-name="P35"><text:s text:c="24"/>&lt;argument&gt;${basedir}/target/jfx/app/${project.build.finalName}-jfx.jar&lt;/argument&gt;</text:p>
      <text:p text:style-name="P35"><text:s text:c="21"/>&lt;/arguments&gt;</text:p>
      <text:p text:style-name="P35"><text:s text:c="18"/>&lt;/configuration&gt;</text:p>
      <text:p text:style-name="P35"><text:s text:c="15"/>&lt;/execution&gt;</text:p>
      <text:p text:style-name="P35"><text:s text:c="12"/>&lt;/executions&gt;</text:p>
      <text:p text:style-name="P35"><text:s text:c="9"/>&lt;/plugin&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Courier 10 Pitch" svg:font-family="'Courier 10 Pitch'" style:font-pitch="fixed"/>
    <style:font-face style:name="FreeMono" svg:font-family="Free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duard Drenth</meta:initial-creator>
    <meta:creation-date>2016-07-27T08:11:15.000315819</meta:creation-date>
    <dc:date>2016-07-27T15:48:07.081899702</dc:date>
    <dc:creator>Eduard Drenth</dc:creator>
    <meta:editing-duration>PT7H21M32S</meta:editing-duration>
    <meta:editing-cycles>20</meta:editing-cycles>
    <meta:generator>LibreOffice/4.2.8.2$Linux_X86_64 LibreOffice_project/420m0$Build-2</meta:generator>
    <meta:document-statistic meta:table-count="0" meta:image-count="0" meta:object-count="0" meta:page-count="8" meta:paragraph-count="213" meta:word-count="1604" meta:character-count="14135" meta:non-whitespace-character-count="11648"/>
  </office:meta>
</office:document-meta>
</file>